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00/00/00</text:date>, <text:time style:data-style-name="N2" text:time-value="09:05:58.0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1T09:32:37.592000000</dc:date>
    <meta:editing-duration>PT5H26M22S</meta:editing-duration>
    <meta:editing-cycles>103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script_forge___dictionary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


Sub type_string___Instr

	Dim s as String : s = "test string"	
	
	MsgBox( Instr( 1, s, "es" ) )

End Sub




Sub type_string___MultiByte

	Dim s as String : s = "1한국어1234"	
	
	Dim b() As Byte : b = Left( s, 1 )
	b( 1 )
	MsgBox( b( 1 ) )
	
	Dim result as Byte
	result = ( b( 0 ) = &amp;HE0 )
	
	'MsgBox( b( 0 ) )
	'MsgBox( &amp;HE0 )
	'MsgBox( result )
	'MsgBox( b( 0 ) &amp; b( 1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